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oro z osób czytających kucowe fiki prędzej czy później natrafia na boleśnie schematyczny fanfik – oto człowiek trafia do Equestrii w postaci bądź to ludzkiej, bądź to kuca i zaczyna przeżywać niesamowite przygody. Obowiązkowo wpada do sadu rodziny Apple, by się pozachwycać jabłkami, zaprzyjaźnia się z głównymi bohaterkami serialu, może jeszcze okazuje się, że ma jakieś potężne magiczne moce. Oczywiście świetnie mu idzie, bo jest fanem serialu i zawsze marzył by się tu dostać… STOP.</text:p>
      <text:p text:style-name="P1"/>
      <text:p text:style-name="P1">Ludzie, Equestria… Niby te dwie rzeczy się nie dodają, ale czasami po prostu nie można się powstrzymać, by nie wrzucić do magicznej krainy kilku dwunogów. W zależności od sytuacji mogą tam trafić jako ludzie, kucyki lub inne stworzenia, mogą podmienić umysł jakiegoś lokalnego stworka (co stanowi jednak osobną kategorię opowiadań, które rzadziej cierpią na przedstawione klisze) albo wręcz może do tego dojść na skalę masową, jak w opowiadaniach o Biurach Adaptacyjnych. Zajmiemy się tutaj tymi dwiema pierwszymi kategoriami.</text:p>
      <text:p text:style-name="P1"/>
      <text:p text:style-name="P1">Klisze fabularne nie są niczym złym – powiem to od razu. Tak jak każde narzędzie narzędzie potrafią być użyteczne w rękach osób, które potrafią się nimi posługiwać. Sytuacja jest tu analogiczna do przypraw – pewnie każdy z nas miał nieprzyjemność jeść potrawę, która była zbyt mdła albo miała aż nazbyt interesujący smak</text:p>
      <text:p text:style-name="P1"/>
      <text:p text:style-name="P1">Problem numer jeden to przekokszeni bohaterowie. Miałem nieszczęście oglądać pewne anime, gdzie już w pierwszym odcinku główna postać stała się bogata, zaczęła gromadzić harem i na dodatek odkryła, że jest w stanie używać dowolnego rodzaju magii. Nietrudno zgadnąć, że było to niezbyt ciekawe. Bez wyzwania nie było najmniejszego powodu, by kontynuować oglądanie, szczególnie gdy usłyszałem, że w kolejnych odcinkach, jakimś cudem, moce bohatera tylko wzrastają. Samo w sobie nie jest to problemem – dla przykładu, One Punch Man potrafi mieć postać, która pokonuje wszystkich jednym ciosem, a Superman w porównaniu do przeciętnego śmiertelnika jest półbogiem – ale zabiło to kompletnie suspens, nie dając nic w zamian. Nie było to użyte w celach komediowych ani by cokolwiek przekazać. </text:p>
      <text:p text:style-name="P1"/>
      <text:p text:style-name="P1">Drugim problemem jest powtarzalność wydarzeń. Ciężko wymyślić coś kompletnie oryginalnego, w końcu historia literatury ma dobre kilka tysięcy lat, ale kolejne pojawienie się w Everfree zakończone wpadnięciem na farmę Applejack lub do Fluttershy po prostu potrafią znużyć. Niekoniecznie to odstraszy czytelnika, ale może zniechęcić go już na starcie. Czasem jednak taka klisza może się przydać do przełamania stereotypów – ot, chociażby zaserwować bohaterowi kopniak na Akrach.</text:p>
      <text:p text:style-name="P1"/>
      <text:p text:style-name="P1">Kolejny problem? Przyjaźń. Niby przyjaźń to magia, ale w pewnych warunkach się po prostu robi od tego niedobrze. Stereotypowe postacie ludzkie nie mają większych problemów z zaprzyjaźnieniem się z połową obsady serialu, przede wszystkim z Lyrą, której fascynacja na punkcie palców będzie graniczyć z obsesją. Tak jak w powyższych przykładach nie jest to koniecznie złe, ale na tyle często widziałem mocno przesadzone eksplozje magicznej przyjaźni by to zignorować.</text:p>
      <text:p text:style-name="P1"/>
      <text:p text:style-name="P1">Dochodzi jeszcze źródło wszelkiego zła na świecie – filozofia. Gdy tylko do Equestrii trafi jakiś człowiek, to często wprost nie może się powstrzymać by nie pomarudzić jaka to Ziemia jest zła, ludzie są niedobrzy, a tu w Equestrii jest tak miło i pokojowo. Czasem przerażone ludzką brutalnością kucyki wręcz potrafią prowadzić polowania na nieszczęśnika, który wpadł do nich z wizytą, ignorując fakt, że w ich krainie znalazłoby się kilka gatunków, które potencjalnie są jeszcze bardziej niebezpieczne od przeciętnego zjadacza chleba. Do granic absurdów dochodzono w fikach z kategorii Biur Adaptacyjnych gdzie w oparciu o takie myślenie w niektórych opowiadaniach przeprowadzano masowe zmiany ludzi w kucyki. To delikatny temat, a stanowczo zbyt często początkujący pisarze podchodzą do niego z gracją słonia.</text:p>
      <text:p text:style-name="P1"/>
      <text:p text:style-name="P1">Jak widać po tej (i tak mocno skróconej) liście, wysyłanie dwunogich naczelnych do świata kolorowych taboretów bywa niebezpieczne. Czy jednak nie należy w takim razie tego robić? Wręcz przeciwnie, można – motyw kontaktu dwóch kultur, pierwszego kontaktu z obcym gatunkiem, może poznawania nowego świata albo mierzenia się z własnymi oczekiwaniami… </text:p>
      <text:p text:style-name="P1"/>
      <text:p text:style-name="P1">W ciekawy sposób podszedł do tego autor “Misunderstandings”, gdzie główny bohater natrafia na spory problem – nie rozumie, co mówią te wszystkie kolorowe istoty, co prowadzi do historii przepełnionej coraz tragiczniejszymi pomyłkami komunikacyjnymi. Z kolei w “Smaku Arbuza” przedstawiona Equestria różni się od serialowej i to mocno – na tyle, by trafiający do tej krainy bronies mieli paletę ciekawych reakcji po zderzeniu się z prawdą. Jeden z najlepszych fików jakie czytałem w życiu, “The Ballad of Echo the Diamond Dog”, również zaczyna się od wrzucenia czlowieka do Equestrii, ale z ciekawą zmianą – ten trafia tam nie jako przedstawiciel homo sapiens ani kucyk, a jako diamentowy pies. Do tego błyskawicznie żegna się ze swoimi strunami głosowymi. “Oh to be old again” podchodzi do tematu od strony komediowej – główny bohater zostaje źrebakiem, któremu absolutnie nikt nie wierzy w niestworzone historyjki o jego pochodzeniu, a do tego lokalna pani psycholog uznaje to za przejawy poważnych schorzeń. Warto jeszcze wspomnieć o “My Little Person: The Strange Case of Lyle Hartman”, gdzie człowiek trafia w ciało Lyry, obsesyjnej fanki serialu “My Little Person”. Fabularny twist zaprezentowany przez autora jest ciekawym wynalazkiem na tle reszty opowiadań o ludziach w Equestrii.</text:p>
      <text:p text:style-name="P1"/>
      <text:p text:style-name="P1">Przy pisaniu po prostu trzeba się wyrobić – niewielu ludzi zaczynało od razu pisać niewiarygodne epopeje, które wszyscy pokochali od pierwszego spojrzenia. Ważne jest jednak też zrozumienie, co należy pisać i w jaki sposób, a do tego przydaje się wiedza o kliszach, która pomaga nie odstraszyć czytelnika, ani nie zniechęcić siebie samego do dalszego kontynuowania pracy. Na szczęście z powstaniem takich inicjatyw jak “Klub konesera polskiego fanfika” zawsze można wpaść z wizytą, aby się upewnić, że to, co się pisze jest zjadliwe.</text:p>
      <text:p text:style-name="P1"/>
      <text:p text:style-name="P1"><text:a xlink:type="simple" xlink:href="https://derpibooru.org/1948613?q=human" text:style-name="ListLabel_20_1" text:visited-style-name="ListLabel_20_1"><text:span text:style-name="T1">https://derpibooru.org/1948613?q=human</text:span></text:a> - top</text:p>
      <text:p text:style-name="P1"><text:a xlink:type="simple" xlink:href="https://derpibooru.org/1946656?q=human" text:style-name="ListLabel_20_1" text:visited-style-name="ListLabel_20_1"><text:span text:style-name="T1">https://derpibooru.org/1946656?q=human</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895" meta:character-count="6122" meta:non-whitespace-character-count="5223"/>
    <meta:generator>LibreOfficeDev/6.0.5.2$Linux_X86_64 LibreOffice_project/</meta:generator>
  </office:meta>
</office:document-meta>
</file>